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7_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/text:p>
      <text:p text:style-name="P2">Signed letter<text:tab/>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5 October 1850</text:p>
      <text:p text:style-name="P2">Month<text:tab/><text:tab/><text:tab/><text:tab/><text:tab/><text:tab/>October</text:p>
      <text:p text:style-name="P2">Year<text:tab/><text:tab/><text:tab/><text:tab/><text:tab/><text:tab/>1850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4"><text:span text:style-name="T1">25</text:span><text:span text:style-name="T2">th</text:span><text:span text:style-name="T1"> [crossed-out: fr] October 1850/</text:span></text:p>
      <text:p text:style-name="P2"><text:span text:style-name="T1">Gentlemen/</text:span></text:p>
      <text:p text:style-name="P2"><text:span text:style-name="T1"><text:tab/>It is to me a source of pleasure to be/ able to state that my school continues on a progres-/sive footing. <text:s/>The judgment which I formed touching/ A Nieto has proved true, inasmuch [crossed-out: I] as I perceive/ every day that he is a lad gifted with much capacity/ and right understanding. <text:s/>Though lately admitted/ in this establishment, comparatively with others/ who have been inmates thereof these 3 or 4 years,/ he has reached already the first class, and consequently/ began to read without points a very useful book,/ named [Hebrew], which besides its containing many/ elucidations on the Pentateuch, it gives as well/ an insight of the Post Biblical History./</text:span></text:p>
      <text:p text:style-name="P2"><text:span text:style-name="T1">I regret however that he will not have a very long/ period to profit of my tuition, for he is already/ nearly thirteen. <text:s/>A Perez is rather slack in/ his studies, and does not strive as heretofore to vie/ with his school fellows in attaining a right knowledge/ of the hebrew[sic] grammar and its construction./</text:span></text:p>
      <text:p text:style-name="P2"><text:span text:style-name="T1">I imagine it proceeds from his having been left/</text:span></text:p>
      <text:p text:style-name="P2"><text:span text:style-name="T1"/></text:p>
      <text:p text:style-name="P2"><text:span text:style-name="T1">[Page 2]</text:span></text:p>
      <text:p text:style-name="P2"><text:span text:style-name="T1">alone in his class, wherefore I have suspended for/ a time the version of the Psalms which I had commenced/ when the class was more numerous./</text:span></text:p>
      <text:p text:style-name="P2"><text:span text:style-name="T1">My other pupils advance satisfactorily each according/ to [crossed-out: an] his age and ability. <text:s/>I should have allowed/ S Martin to read the Zemirot in Synagogue, had it/ not been for his defective [crossed-out: promote] pronunciation./</text:span></text:p>
      <text:p text:style-name="P2"><text:span text:style-name="T1">[crossed-out: He has] this boy has assuredly improved in all/ branches, but his mode of reading is yet, and I fear/ it will always be very [crossed-out: fall] faulty./</text:span></text:p>
      <text:p text:style-name="P2"><text:span text:style-name="T1">They have gained tickets as follows./</text:span></text:p>
      <text:p text:style-name="P2"><text:span text:style-name="T1">A Perez 22.8<text:tab/><text:tab/>M Valentino 21.10/</text:span></text:p>
      <text:p text:style-name="P2"><text:span text:style-name="T1">A Nieto 27.0<text:tab/><text:tab/>D. Nieto 14.6/</text:span></text:p>
      <text:p text:style-name="P2"><text:span text:style-name="T1">A Mendosa 28.8<text:tab/>Sm Martin 10.5/</text:span></text:p>
      <text:p text:style-name="P2"><text:span text:style-name="T1">S. Martin 18.7/</text:span></text:p>
      <text:p text:style-name="P2"><text:span text:style-name="T1">I beg of you gentlemen to give orders for some/ daily prayer[crossed-out: s] books, two sets of [Hebrew] and a few/ [crossed-out: bble] bibles. <text:s/>The latter have been granted to my/ school since last year, yet I have not received/ them hitherto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16T12:56:42</meta:creation-date>
    <dc:date>2009-04-16T13:08:04</dc:date>
    <dc:language>en-US</dc:language>
    <meta:editing-cycles>2</meta:editing-cycles>
    <meta:editing-duration>PT11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5" meta:word-count="508" meta:character-count="3238"/>
  </office:meta>
</office:document-meta>
</file>